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font-weight="normal" officeooo:rsid="0007d490" officeooo:paragraph-rsid="0007d490" style:font-weight-asian="normal" style:font-weight-complex="normal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/>
      <style:text-properties officeooo:rsid="0007d490" officeooo:paragraph-rsid="0007d490"/>
    </style:style>
    <style:style style:name="P4" style:family="paragraph" style:parent-style-name="Text_20_body">
      <style:paragraph-properties style:line-height-at-least="0.503cm"/>
      <style:text-properties officeooo:paragraph-rsid="0007d490"/>
    </style:style>
    <style:style style:name="P5" style:family="paragraph" style:parent-style-name="Text_20_body">
      <style:paragraph-properties style:line-height-at-least="0.503cm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d490" style:font-weight-asian="bold" style:font-weight-complex="bold"/>
    </style:style>
    <style:style style:name="T3" style:family="text">
      <style:text-properties fo:font-weight="bold" officeooo:rsid="0008e109" style:font-weight-asian="bold" style:font-weight-complex="bold"/>
    </style:style>
    <style:style style:name="T4" style:family="text">
      <style:text-properties officeooo:rsid="0007d49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d490" style:font-weight-asian="normal" style:font-weight-complex="normal"/>
    </style:style>
    <style:style style:name="T7" style:family="text">
      <style:text-properties officeooo:rsid="0008e1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S BASIC PROPERTIES</text:p>
      <text:p text:style-name="Text_20_body"/>
      <text:p text:style-name="Text_20_body"/>
      <text:p text:style-name="Text_20_body">1. <text:span text:style-name="T1">DISPLAY PROPERTY:</text:span></text:p>
      <text:p text:style-name="Text_20_body"><text:span text:style-name="T1"/></text:p>
      <text:p text:style-name="Text_20_body"><text:span text:style-name="T1">display</text:span>: block; =&gt; Takes full width, starts on a new line</text:p>
      <text:p text:style-name="Text_20_body">display: inline; =&gt; Takes only needed width, stays with other elements</text:p>
      <text:p text:style-name="Text_20_body">display: inline-block; =&gt; Like inline, but you can set width &amp; height</text:p>
      <text:p text:style-name="Text_20_body">display: none; =&gt; Hides the element completely (not in DOM flow)</text:p>
      <text:p text:style-name="Text_20_body">display: flex; =&gt; Use when you want to arrange child elements <text:span text:style-name="T7">(div)</text:span> in a row or column easily (flexbox) – <text:span text:style-name="T7">parent div should be flex – applied for child not nested child</text:span></text:p>
      <text:p text:style-name="Text_20_body">display: grid; =&gt; Arranges children in rows &amp; columns (grid layout)</text:p>
      <text:p text:style-name="Text_20_body"/>
      <text:p text:style-name="Text_20_body"><text:span text:style-name="T1">flex-direction</text:span>: row; </text:p>
      <text:p text:style-name="Text_20_body">Use when items should align next to each other horizontally (left to right)</text:p>
      <text:p text:style-name="Text_20_body"/>
      <text:p text:style-name="Text_20_body">flex-direction: column; </text:p>
      <text:p text:style-name="Text_20_body">Use when items should stack vertically (top to bottom).</text:p>
      <text:p text:style-name="Text_20_body"/>
      <text:p text:style-name="Text_20_body"><text:span text:style-name="T1">justify-content</text:span> <text:span text:style-name="T1">=&gt; Main axis alignment </text:span></text:p>
      <text:p text:style-name="Text_20_body"/>
      <text:p text:style-name="Text_20_body">justify-content: center; =&gt; use to center items horizontally(for row) and vertically (for col)</text:p>
      <text:p text:style-name="Text_20_body">justify-content: flex-start; =&gt; Aligns items to the start (left for row, top for column)</text:p>
      <text:p text:style-name="Text_20_body">justify-content: space-between; =&gt; Use when you want first item at start, last at end, and space in between</text:p>
      <text:p text:style-name="Text_20_body">justify-content: space-around; =&gt; Use when you want equal space around all items</text:p>
      <text:p text:style-name="Text_20_body">justify-content: space-evenly; =&gt; Use when you want exactly equal space between all items.</text:p>
      <text:p text:style-name="Text_20_body"/>
      <text:p text:style-name="Text_20_body"><text:span text:style-name="T1">align-items</text:span> <text:s/><text:span text:style-name="T1">=&gt; <text:s/>Cross axis alignment</text:span></text:p>
      <text:p text:style-name="Text_20_body"/>
      <text:p text:style-name="Text_20_body">align-items: center; =&gt; use to center items vertically (for row)</text:p>
      <text:p text:style-name="Text_20_body">align-items: stretch; =&gt; items stretch to fill height (width in col)</text:p>
      <text:p text:style-name="Text_20_body"><text:soft-page-break/>align-items: flex-start; =&gt; Aligns items to the top (for row) or left (for col)</text:p>
      <text:p text:style-name="Text_20_body">align-items: flex-end; =&gt; Aligns items to the bottom (for row) or right (for col)</text:p>
      <text:p text:style-name="Text_20_body"><text:span text:style-name="T1">flex-wrap</text:span>: wrap; =&gt; Use when you want items to move to the next line if there's no space</text:p>
      <text:p text:style-name="Text_20_body"><text:span text:style-name="T1">gap</text:span> =&gt; Use to add spacing between items without using margin (applied if given display <text:span text:style-name="T7">property</text:span>)</text:p>
      <text:p text:style-name="P2"/>
      <text:p text:style-name="P3">2. <text:span text:style-name="T1">POSITION PROPERTIES</text:span></text:p>
      <text:p text:style-name="P3"><text:span text:style-name="T1"/></text:p>
      <text:p text:style-name="P3"><text:span text:style-name="T1">position: </text:span><text:span text:style-name="T5">static; <text:s text:c="3"/>=&gt; <text:s/>Default position</text:span></text:p>
      <text:p text:style-name="P4"><text:span text:style-name="T6">position</text:span><text:span text:style-name="T2">: </text:span><text:span text:style-name="T6">relative</text:span><text:span text:style-name="T2">; <text:s/>=&gt; </text:span>Moves element relative to its normal place(like slight move for icons)</text:p>
      <text:p text:style-name="Text_20_body">position: absolute; <text:span text:style-name="T4">=&gt; </text:span>Use when placing an element freely inside a positioned container</text:p>
      <text:p text:style-name="Text_20_body">position: fixed; <text:s/><text:span text:style-name="T4">=&gt; Stays in place even when scrolling. </text:span>Use for sticky headers, navbars that stay on top while scrolling</text:p>
      <text:p text:style-name="Text_20_body">position: sticky; <text:span text:style-name="T4">=&gt;</text:span> Use when you want an element to stick while scrolling until a limit</text:p>
      <text:p text:style-name="P1">Z-index =&gt; Use to control which element appears on top (like modals or dropdowns)</text:p>
      <text:p text:style-name="P1"/>
      <text:p text:style-name="P1"/>
      <text:p text:style-name="P1"><text:span text:style-name="T3">m</text:span><text:span text:style-name="T1">argin</text:span> <text:s/>=&gt; <text:s/>Use to create space outside an element</text:p>
      <text:p text:style-name="P1"/>
      <text:p text:style-name="P1"><text:span text:style-name="T3">p</text:span><text:span text:style-name="T1">adding</text:span> <text:s/>=&gt; Use to create space inside an element (between content and border)</text:p>
      <text:p text:style-name="P1"/>
      <text:p text:style-name="P1"><text:span text:style-name="T1">box-sizing</text:span>: border-box; <text:s/><text:span text:style-name="T7">=&gt; </text:span><text:s/>Includes padding &amp; border in width &amp; heigh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2:55:45.262392388</meta:creation-date>
    <dc:date>2025-04-29T23:16:01.951839525</dc:date>
    <meta:editing-duration>PT10M6S</meta:editing-duration>
    <meta:editing-cycles>1</meta:editing-cycles>
    <meta:document-statistic meta:table-count="0" meta:image-count="0" meta:object-count="0" meta:page-count="2" meta:paragraph-count="35" meta:word-count="399" meta:character-count="2455" meta:non-whitespace-character-count="2073"/>
    <meta:generator>LibreOffice/7.3.7.2$Linux_X86_64 LibreOffice_project/30$Build-2</meta:generator>
  </office:meta>
</office:document-meta>
</file>